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09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1.45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5.0512in" svg:height="2.8177in" svg:x="10.326in" svg:y="0.252in">
            <draw:object draw:notify-on-update-of-ranges="Tabelle1.D2:Tabelle1.D18 Tabelle1.I1:Tabelle1.I1 Tabelle1.I2:Tabelle1.I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4004in" svg:height="2.7835in" svg:x="15.6177in" svg:y="0.413in">
            <draw:object draw:notify-on-update-of-ranges="Tabelle1.D2:Tabelle1.D18 Tabelle1.G1:Tabelle1.G1 Tabelle1.G2:Tabelle1.G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0.6539in" svg:y="5.7717in">
            <draw:object draw:notify-on-update-of-ranges="Tabelle1.D36:Tabelle1.D52 Tabelle1.I1:Tabelle1.I1 Tabelle1.I36:Tabelle1.I5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1" table:default-cell-style-name="ce3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Processes / Nod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Op/s</text:p>
          </table:table-cell>
          <table:table-cell office:value-type="string" calcext:value-type="string">
            <text:p>Mop/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]/[.C2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44.1" calcext:value-type="float">
            <text:p>144.1</text:p>
          </table:table-cell>
          <table:table-cell office:value-type="float" office:value="2775826.47" calcext:value-type="float">
            <text:p>2775826.47</text:p>
          </table:table-cell>
          <table:table-cell table:style-name="ce4" table:formula="of:=[.H2]/1000000" office:value-type="float" office:value="2.77582647" calcext:value-type="float">
            <text:p>2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3]/[.C3]"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74.29" calcext:value-type="float">
            <text:p>74.29</text:p>
          </table:table-cell>
          <table:table-cell office:value-type="float" office:value="5384108.27" calcext:value-type="float">
            <text:p>5384108.27</text:p>
          </table:table-cell>
          <table:table-cell table:style-name="ce4" table:formula="of:=[.H3]/1000000" office:value-type="float" office:value="5.38410827" calcext:value-type="float">
            <text:p>5.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4]/[.C4]" office:value-type="float" office:value="3" calcext:value-type="float">
            <text:p>3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9.18" calcext:value-type="float">
            <text:p>49.18</text:p>
          </table:table-cell>
          <table:table-cell office:value-type="float" office:value="8132807.78" calcext:value-type="float">
            <text:p>8132807.78</text:p>
          </table:table-cell>
          <table:table-cell table:style-name="ce4" table:formula="of:=[.H4]/1000000" office:value-type="float" office:value="8.13280778" calcext:value-type="float">
            <text:p>8.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5]/[.C5]"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4.8" calcext:value-type="float">
            <text:p>34.8</text:p>
          </table:table-cell>
          <table:table-cell office:value-type="float" office:value="11493506.79" calcext:value-type="float">
            <text:p>11493506.79</text:p>
          </table:table-cell>
          <table:table-cell table:style-name="ce4" table:formula="of:=[.H5]/1000000" office:value-type="float" office:value="11.49350679" calcext:value-type="float">
            <text:p>11.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]/[.C6]" office:value-type="float" office:value="5" calcext:value-type="float">
            <text:p>5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9.46" calcext:value-type="float">
            <text:p>29.46</text:p>
          </table:table-cell>
          <table:table-cell office:value-type="float" office:value="13771254.64" calcext:value-type="float">
            <text:p>13771254.64</text:p>
          </table:table-cell>
          <table:table-cell table:style-name="ce4" table:formula="of:=[.H6]/1000000" office:value-type="float" office:value="13.77125464" calcext:value-type="float">
            <text:p>13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]/[.C7]" office:value-type="float" office:value="6" calcext:value-type="float">
            <text:p>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3.39" calcext:value-type="float">
            <text:p>23.39</text:p>
          </table:table-cell>
          <table:table-cell office:value-type="float" office:value="17103383.75" calcext:value-type="float">
            <text:p>17103383.75</text:p>
          </table:table-cell>
          <table:table-cell table:style-name="ce4" table:formula="of:=[.H7]/1000000" office:value-type="float" office:value="17.10338375" calcext:value-type="float">
            <text:p>17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]/[.C8]" office:value-type="float" office:value="7" calcext:value-type="float">
            <text:p>7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9.86" calcext:value-type="float">
            <text:p>19.86</text:p>
          </table:table-cell>
          <table:table-cell office:value-type="float" office:value="20956911.44" calcext:value-type="float">
            <text:p>20956911.44</text:p>
          </table:table-cell>
          <table:table-cell table:style-name="ce4" table:formula="of:=[.H8]/1000000" office:value-type="float" office:value="20.95691144" calcext:value-type="float">
            <text:p>20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9]/[.C9]"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8.65" calcext:value-type="float">
            <text:p>18.65</text:p>
          </table:table-cell>
          <table:table-cell office:value-type="float" office:value="21447318.68" calcext:value-type="float">
            <text:p>21447318.68</text:p>
          </table:table-cell>
          <table:table-cell table:style-name="ce4" table:formula="of:=[.H9]/1000000" office:value-type="float" office:value="21.44731868" calcext:value-type="float">
            <text:p>21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]/[.C10]" office:value-type="float" office:value="9" calcext:value-type="float">
            <text:p>9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5.56" calcext:value-type="float">
            <text:p>15.56</text:p>
          </table:table-cell>
          <table:table-cell office:value-type="float" office:value="25708502.22" calcext:value-type="float">
            <text:p>25708502.22</text:p>
          </table:table-cell>
          <table:table-cell table:style-name="ce4" table:formula="of:=[.H10]/1000000" office:value-type="float" office:value="25.70850222" calcext:value-type="float">
            <text:p>25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]/[.C11]" office:value-type="float" office:value="10" calcext:value-type="float">
            <text:p>10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1.67" calcext:value-type="float">
            <text:p>21.67</text:p>
          </table:table-cell>
          <table:table-cell office:value-type="float" office:value="18451941.18" calcext:value-type="float">
            <text:p>18451941.18</text:p>
          </table:table-cell>
          <table:table-cell table:style-name="ce4" table:formula="of:=[.H11]/1000000" office:value-type="float" office:value="18.45194118" calcext:value-type="float">
            <text:p>18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12]/[.C12]" office:value-type="float" office:value="11" calcext:value-type="float">
            <text:p>1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9.1" calcext:value-type="float">
            <text:p>19.1</text:p>
          </table:table-cell>
          <table:table-cell office:value-type="float" office:value="20941204.53" calcext:value-type="float">
            <text:p>20941204.53</text:p>
          </table:table-cell>
          <table:table-cell table:style-name="ce4" table:formula="of:=[.H12]/1000000" office:value-type="float" office:value="20.94120453" calcext:value-type="float">
            <text:p>20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13]/[.C13]" office:value-type="float" office:value="12" calcext:value-type="float">
            <text:p>1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1.63" calcext:value-type="float">
            <text:p>11.63</text:p>
          </table:table-cell>
          <table:table-cell office:value-type="float" office:value="34391715.45" calcext:value-type="float">
            <text:p>34391715.45</text:p>
          </table:table-cell>
          <table:table-cell table:style-name="ce4" table:formula="of:=[.H13]/1000000" office:value-type="float" office:value="34.39171545" calcext:value-type="float">
            <text:p>34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D14]/[.C14]" office:value-type="float" office:value="13" calcext:value-type="float">
            <text:p>13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6.9" calcext:value-type="float">
            <text:p>16.9</text:p>
          </table:table-cell>
          <table:table-cell office:value-type="float" office:value="23663577.29" calcext:value-type="float">
            <text:p>23663577.29</text:p>
          </table:table-cell>
          <table:table-cell table:style-name="ce4" table:formula="of:=[.H14]/1000000" office:value-type="float" office:value="23.66357729" calcext:value-type="float">
            <text:p>23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]/[.C15]" office:value-type="float" office:value="14" calcext:value-type="float">
            <text:p>1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6.88" calcext:value-type="float">
            <text:p>16.88</text:p>
          </table:table-cell>
          <table:table-cell office:value-type="float" office:value="24863204.2" calcext:value-type="float">
            <text:p>24863204.2</text:p>
          </table:table-cell>
          <table:table-cell table:style-name="ce4" table:formula="of:=[.H15]/1000000" office:value-type="float" office:value="24.8632042" calcext:value-type="float">
            <text:p>24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16]/[.C16]" office:value-type="float" office:value="15" calcext:value-type="float">
            <text:p>15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4.14" calcext:value-type="float">
            <text:p>14.14</text:p>
          </table:table-cell>
          <table:table-cell office:value-type="float" office:value="28284094.5" calcext:value-type="float">
            <text:p>28284094.5</text:p>
          </table:table-cell>
          <table:table-cell table:style-name="ce4" table:formula="of:=[.H16]/1000000" office:value-type="float" office:value="28.2840945" calcext:value-type="float">
            <text:p>28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7]/[.C17]" office:value-type="float" office:value="20" calcext:value-type="float">
            <text:p>20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1.22" calcext:value-type="float">
            <text:p>11.22</text:p>
          </table:table-cell>
          <table:table-cell office:value-type="float" office:value="35644902.28" calcext:value-type="float">
            <text:p>35644902.28</text:p>
          </table:table-cell>
          <table:table-cell table:style-name="ce4" table:formula="of:=[.H17]/1000000" office:value-type="float" office:value="35.64490228" calcext:value-type="float">
            <text:p>35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D18]/[.C18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0.13" calcext:value-type="float">
            <text:p>10.13</text:p>
          </table:table-cell>
          <table:table-cell office:value-type="float" office:value="39502388.41" calcext:value-type="float">
            <text:p>39502388.41</text:p>
          </table:table-cell>
          <table:table-cell table:style-name="ce4" table:formula="of:=[.H18]/1000000" office:value-type="float" office:value="39.50238841" calcext:value-type="float">
            <text:p>39.50</text:p>
          </table:table-cell>
          <table:table-cell table:number-columns-repeated="1014"/>
        </table:table-row>
        <table:table-row table:style-name="ro2" table:number-rows-repeated="3">
          <table:table-cell table:number-columns-repeated="8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22]/[.C22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74.54" calcext:value-type="float">
            <text:p>74.54</text:p>
          </table:table-cell>
          <table:table-cell office:value-type="float" office:value="5365548.95" calcext:value-type="float">
            <text:p>5365548.95</text:p>
          </table:table-cell>
          <table:table-cell table:style-name="ce4" table:formula="of:=[.H22]/1000000" office:value-type="float" office:value="5.36554895" calcext:value-type="float">
            <text:p>5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23]/[.C23]"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2.99" calcext:value-type="float">
            <text:p>12.99</text:p>
          </table:table-cell>
          <table:table-cell office:value-type="float" office:value="33059020.6" calcext:value-type="float">
            <text:p>33059020.6</text:p>
          </table:table-cell>
          <table:table-cell table:style-name="ce4" table:formula="of:=[.H23]/1000000" office:value-type="float" office:value="33.0590206" calcext:value-type="float">
            <text:p>33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24]/[.C24]"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5.17" calcext:value-type="float">
            <text:p>25.17</text:p>
          </table:table-cell>
          <table:table-cell office:value-type="float" office:value="15891769.42" calcext:value-type="float">
            <text:p>15891769.42</text:p>
          </table:table-cell>
          <table:table-cell table:style-name="ce4" table:formula="of:=[.H24]/1000000" office:value-type="float" office:value="15.89176942" calcext:value-type="float">
            <text:p>15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25]/[.C25]"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.18" calcext:value-type="float">
            <text:p>9.18</text:p>
          </table:table-cell>
          <table:table-cell office:value-type="float" office:value="43538196.88" calcext:value-type="float">
            <text:p>43538196.88</text:p>
          </table:table-cell>
          <table:table-cell table:style-name="ce4" table:formula="of:=[.H25]/1000000" office:value-type="float" office:value="43.53819688" calcext:value-type="float">
            <text:p>43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D26]/[.C26]"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8.519" calcext:value-type="float">
            <text:p>8.519</text:p>
          </table:table-cell>
          <table:table-cell office:value-type="float" office:value="46949453.4" calcext:value-type="float">
            <text:p>46949453.4</text:p>
          </table:table-cell>
          <table:table-cell table:style-name="ce4" table:formula="of:=[.H26]/1000000" office:value-type="float" office:value="46.9494534" calcext:value-type="float">
            <text:p>46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D27]/[.C27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8.519" calcext:value-type="float">
            <text:p>8.519</text:p>
          </table:table-cell>
          <table:table-cell office:value-type="float" office:value="65030848.2" calcext:value-type="float">
            <text:p>65030848.2</text:p>
          </table:table-cell>
          <table:table-cell table:style-name="ce4" table:formula="of:=[.H27]/1000000" office:value-type="float" office:value="65.0308482" calcext:value-type="float">
            <text:p>65.03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29]/[.C29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62.2" calcext:value-type="float">
            <text:p>62.2</text:p>
          </table:table-cell>
          <table:table-cell office:value-type="float" office:value="6430614.35" calcext:value-type="float">
            <text:p>6430614.35</text:p>
          </table:table-cell>
          <table:table-cell table:style-name="ce4" table:formula="of:=[.H29]/1000000" office:value-type="float" office:value="6.43061435" calcext:value-type="float">
            <text:p>6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30]/[.C30]"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2.56" calcext:value-type="float">
            <text:p>22.56</text:p>
          </table:table-cell>
          <table:table-cell office:value-type="float" office:value="17724391.91" calcext:value-type="float">
            <text:p>17724391.91</text:p>
          </table:table-cell>
          <table:table-cell table:style-name="ce4" table:formula="of:=[.H30]/1000000" office:value-type="float" office:value="17.72439191" calcext:value-type="float">
            <text:p>17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31]/[.C31]"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7.5" calcext:value-type="float">
            <text:p>37.5</text:p>
          </table:table-cell>
          <table:table-cell office:value-type="float" office:value="10666523.31" calcext:value-type="float">
            <text:p>10666523.31</text:p>
          </table:table-cell>
          <table:table-cell table:style-name="ce4" table:formula="of:=[.H31]/1000000" office:value-type="float" office:value="10.66652331" calcext:value-type="float">
            <text:p>10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32]/[.C32]"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.375" calcext:value-type="float">
            <text:p>9.375</text:p>
          </table:table-cell>
          <table:table-cell office:value-type="float" office:value="42665984.01" calcext:value-type="float">
            <text:p>42665984.01</text:p>
          </table:table-cell>
          <table:table-cell table:style-name="ce4" table:formula="of:=[.H32]/1000000" office:value-type="float" office:value="42.66598401" calcext:value-type="float">
            <text:p>42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D33]/[.C33]"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5.23" calcext:value-type="float">
            <text:p>5.23</text:p>
          </table:table-cell>
          <table:table-cell office:value-type="float" office:value="76455916.57" calcext:value-type="float">
            <text:p>76455916.57</text:p>
          </table:table-cell>
          <table:table-cell table:style-name="ce4" table:formula="of:=[.H33]/1000000" office:value-type="float" office:value="76.45591657" calcext:value-type="float">
            <text:p>76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formula="of:=[.D34]/[.C34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5.2" calcext:value-type="float">
            <text:p>5.2</text:p>
          </table:table-cell>
          <table:table-cell office:value-type="float" office:value="76780339.32" calcext:value-type="float">
            <text:p>76780339.32</text:p>
          </table:table-cell>
          <table:table-cell table:style-name="ce4" table:formula="of:=[.H34]/1000000" office:value-type="float" office:value="76.78033932" calcext:value-type="float">
            <text:p>76.78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6]/[.C36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44.1" calcext:value-type="float">
            <text:p>144.1</text:p>
          </table:table-cell>
          <table:table-cell office:value-type="float" office:value="2775826.47" calcext:value-type="float">
            <text:p>2775826.47</text:p>
          </table:table-cell>
          <table:table-cell table:style-name="ce4" table:formula="of:=[.H36]/1000000" office:value-type="float" office:value="2.77582647" calcext:value-type="float">
            <text:p>2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37]/[.C37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74.54" calcext:value-type="float">
            <text:p>74.54</text:p>
          </table:table-cell>
          <table:table-cell office:value-type="float" office:value="5365548.95" calcext:value-type="float">
            <text:p>5365548.95</text:p>
          </table:table-cell>
          <table:table-cell table:style-name="ce4" table:formula="of:=[.H37]/1000000" office:value-type="float" office:value="5.36554895" calcext:value-type="float">
            <text:p>5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38]/[.C38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62.2" calcext:value-type="float">
            <text:p>62.2</text:p>
          </table:table-cell>
          <table:table-cell office:value-type="float" office:value="6430614.35" calcext:value-type="float">
            <text:p>6430614.35</text:p>
          </table:table-cell>
          <table:table-cell table:style-name="ce4" table:formula="of:=[.H38]/1000000" office:value-type="float" office:value="6.43061435" calcext:value-type="float">
            <text:p>6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9]/[.C39]"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7.43" calcext:value-type="float">
            <text:p>47.43</text:p>
          </table:table-cell>
          <table:table-cell office:value-type="float" office:value="8432804.94" calcext:value-type="float">
            <text:p>8432804.94</text:p>
          </table:table-cell>
          <table:table-cell table:style-name="ce4" table:formula="of:=[.H39]/1000000" office:value-type="float" office:value="8.43280494" calcext:value-type="float">
            <text:p>8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D40]/[.C40]"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8.67" calcext:value-type="float">
            <text:p>18.67</text:p>
          </table:table-cell>
          <table:table-cell office:value-type="float" office:value="21422104.25" calcext:value-type="float">
            <text:p>21422104.25</text:p>
          </table:table-cell>
          <table:table-cell table:style-name="ce4" table:formula="of:=[.H40]/1000000" office:value-type="float" office:value="21.42210425" calcext:value-type="float">
            <text:p>21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D41]/[.C41]"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6.4" calcext:value-type="float">
            <text:p>16.4</text:p>
          </table:table-cell>
          <table:table-cell office:value-type="float" office:value="24936126.11" calcext:value-type="float">
            <text:p>24936126.11</text:p>
          </table:table-cell>
          <table:table-cell table:style-name="ce4" table:formula="of:=[.H41]/1000000" office:value-type="float" office:value="24.93612611" calcext:value-type="float">
            <text:p>24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D42]/[.C42]" office:value-type="float" office:value="5" calcext:value-type="float">
            <text:p>5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7.45" calcext:value-type="float">
            <text:p>7.45</text:p>
          </table:table-cell>
          <table:table-cell office:value-type="float" office:value="53632135.84" calcext:value-type="float">
            <text:p>53632135.84</text:p>
          </table:table-cell>
          <table:table-cell table:style-name="ce4" table:formula="of:=[.H42]/1000000" office:value-type="float" office:value="53.63213584" calcext:value-type="float">
            <text:p>53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D43]/[.C43]"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5.47" calcext:value-type="float">
            <text:p>5.47</text:p>
          </table:table-cell>
          <table:table-cell office:value-type="float" office:value="73121945.1" calcext:value-type="float">
            <text:p>73121945.1</text:p>
          </table:table-cell>
          <table:table-cell table:style-name="ce4" table:formula="of:=[.H43]/1000000" office:value-type="float" office:value="73.1219451" calcext:value-type="float">
            <text:p>73.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[.D44]/[.C44]" office:value-type="float" office:value="12" calcext:value-type="float">
            <text:p>1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5.33" calcext:value-type="float">
            <text:p>5.33</text:p>
          </table:table-cell>
          <table:table-cell office:value-type="float" office:value="74921884.57" calcext:value-type="float">
            <text:p>74921884.57</text:p>
          </table:table-cell>
          <table:table-cell table:style-name="ce4" table:formula="of:=[.H44]/1000000" office:value-type="float" office:value="74.92188457" calcext:value-type="float">
            <text:p>74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[.D45]/[.C45]" office:value-type="float" office:value="14" calcext:value-type="float">
            <text:p>1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5.14" calcext:value-type="float">
            <text:p>5.14</text:p>
          </table:table-cell>
          <table:table-cell office:value-type="float" office:value="77780472.01" calcext:value-type="float">
            <text:p>77780472.01</text:p>
          </table:table-cell>
          <table:table-cell table:style-name="ce4" table:formula="of:=[.H45]/1000000" office:value-type="float" office:value="77.78047201" calcext:value-type="float">
            <text:p>77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D46]/[.C46]"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33" calcext:value-type="float">
            <text:p>4.33</text:p>
          </table:table-cell>
          <table:table-cell office:value-type="float" office:value="92204033.7" calcext:value-type="float">
            <text:p>92204033.7</text:p>
          </table:table-cell>
          <table:table-cell table:style-name="ce4" table:formula="of:=[.H46]/1000000" office:value-type="float" office:value="92.2040337" calcext:value-type="float">
            <text:p>92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formula="of:=[.D47]/[.C47]" office:value-type="float" office:value="17" calcext:value-type="float">
            <text:p>17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17" calcext:value-type="float">
            <text:p>4.17</text:p>
          </table:table-cell>
          <table:table-cell office:value-type="float" office:value="95919247.4" calcext:value-type="float">
            <text:p>95919247.4</text:p>
          </table:table-cell>
          <table:table-cell table:style-name="ce4" table:formula="of:=[.H47]/1000000" office:value-type="float" office:value="95.9192474" calcext:value-type="float">
            <text:p>95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[.D48]/[.C48]" office:value-type="float" office:value="18" calcext:value-type="float">
            <text:p>1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17" calcext:value-type="float">
            <text:p>4.17</text:p>
          </table:table-cell>
          <table:table-cell office:value-type="float" office:value="99956144.24" calcext:value-type="float">
            <text:p>99956144.24</text:p>
          </table:table-cell>
          <table:table-cell table:style-name="ce4" table:formula="of:=[.H48]/1000000" office:value-type="float" office:value="99.95614424" calcext:value-type="float">
            <text:p>99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[.D49]/[.C49]" office:value-type="float" office:value="20" calcext:value-type="float">
            <text:p>20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45" calcext:value-type="float">
            <text:p>4.45</text:p>
          </table:table-cell>
          <table:table-cell office:value-type="float" office:value="89687164.44" calcext:value-type="float">
            <text:p>89687164.44</text:p>
          </table:table-cell>
          <table:table-cell table:style-name="ce4" table:formula="of:=[.H49]/1000000" office:value-type="float" office:value="89.68716444" calcext:value-type="float">
            <text:p>89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50]/[.C50]" office:value-type="float" office:value="22.5" calcext:value-type="float">
            <text:p>22.5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49" calcext:value-type="float">
            <text:p>4.49</text:p>
          </table:table-cell>
          <table:table-cell office:value-type="float" office:value="88948009.67" calcext:value-type="float">
            <text:p>88948009.67</text:p>
          </table:table-cell>
          <table:table-cell table:style-name="ce4" table:formula="of:=[.H50]/1000000" office:value-type="float" office:value="88.94800967" calcext:value-type="float">
            <text:p>88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formula="of:=[.D51]/[.C51]" office:value-type="float" office:value="23" calcext:value-type="float">
            <text:p>23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64" calcext:value-type="float">
            <text:p>4.64</text:p>
          </table:table-cell>
          <table:table-cell office:value-type="float" office:value="86105055.06" calcext:value-type="float">
            <text:p>86105055.06</text:p>
          </table:table-cell>
          <table:table-cell table:style-name="ce4" table:formula="of:=[.H51]/1000000" office:value-type="float" office:value="86.10505506" calcext:value-type="float">
            <text:p>86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D52]/[.C52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4.63" calcext:value-type="float">
            <text:p>4.63</text:p>
          </table:table-cell>
          <table:table-cell office:value-type="float" office:value="86370404.66" calcext:value-type="float">
            <text:p>86370404.66</text:p>
          </table:table-cell>
          <table:table-cell table:style-name="ce4" table:formula="of:=[.H52]/1000000" office:value-type="float" office:value="86.37040466" calcext:value-type="float">
            <text:p>86.37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table:formula="of:=[.D54]/[.C54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.68" calcext:value-type="float">
            <text:p>3.68</text:p>
          </table:table-cell>
          <table:table-cell office:value-type="float" office:value="108444461.8" calcext:value-type="float">
            <text:p>108444461.8</text:p>
          </table:table-cell>
          <table:table-cell table:style-name="ce4" table:formula="of:=[.H54]/1000000" office:value-type="float" office:value="108.4444618" calcext:value-type="float">
            <text:p>108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formula="of:=[.D55]/[.C55]" office:value-type="float" office:value="24" calcext:value-type="float">
            <text:p>2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.26" calcext:value-type="float">
            <text:p>3.26</text:p>
          </table:table-cell>
          <table:table-cell office:value-type="float" office:value="122355252.97" calcext:value-type="float">
            <text:p>122355252.97</text:p>
          </table:table-cell>
          <table:table-cell table:style-name="ce4" table:formula="of:=[.H55]/1000000" office:value-type="float" office:value="122.35525297" calcext:value-type="float">
            <text:p>122.36</text:p>
          </table:table-cell>
          <table:table-cell table:number-columns-repeated="1014"/>
        </table:table-row>
        <table:table-row table:style-name="ro2" table:number-rows-repeated="49">
          <table:table-cell table:number-columns-repeated="8"/>
          <table:table-cell table:style-name="ce4"/>
          <table:table-cell table:number-columns-repeated="1014"/>
        </table:table-row>
        <table:table-row table:style-name="ro2" table:number-rows-repeated="104847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 style:data-style-name="N2" text:time-value="0000-00-00T00:00:03.5501695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4:15:38.666760288</meta:creation-date>
    <dc:date>2013-10-06T22:11:00.277913381</dc:date>
    <meta:editing-duration>PT5H43M37S</meta:editing-duration>
    <meta:editing-cycles>110</meta:editing-cycles>
    <meta:generator>LibreOffice/4.1.1.2$Linux_X86_64 LibreOffice_project/410m0$Build-2</meta:generator>
    <meta:document-statistic meta:table-count="1" meta:cell-count="4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31cm" svg:height="7.158cm" xlink:href=".." xlink:type="simple" chart:class="chart:bar" chart:style-name="ch1">
        <chart:legend chart:legend-position="end" svg:x="11.123cm" svg:y="3.28cm" style:legend-expansion="high" chart:style-name="ch2"/>
        <chart:plot-area chart:style-name="ch3" table:cell-range-address="Tabelle1.D2:Tabelle1.D18 Tabelle1.I1:Tabelle1.I18" chart:data-source-has-labels="both" svg:x="0.706cm" svg:y="0.707cm" svg:width="9.905cm" svg:height="5.888cm">
          <chartooo:coordinate-region svg:x="1.804cm" svg:y="0.906cm" svg:width="8.807cm" svg:height="5.042cm"/>
          <chart:axis chart:dimension="x" chart:name="primary-x" chart:style-name="ch4" chartooo:axis-type="auto">
            <chartooo:date-scale/>
            <chart:categories table:cell-range-address="Tabelle1.D2:Tabelle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:Tabelle1.I18" chart:label-cell-address="Tabelle1.I1:Tabelle1.I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p/s</text:p>
                <draw:g>
                  <svg:desc>Tabelle1.I1:Tabelle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D2:Tabelle1.D18</svg:desc>
                </draw:g>
              </table:table-cell>
              <table:table-cell office:value-type="float" office:value="2.77582647">
                <text:p>2.77582647</text:p>
                <draw:g>
                  <svg:desc>Tabelle1.I2:Tabelle1.I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38410827">
                <text:p>5.384108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.13280778">
                <text:p>8.132807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49350679">
                <text:p>11.493506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.77125464">
                <text:p>13.7712546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.10338375">
                <text:p>17.103383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.95691144">
                <text:p>20.956911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.44731868">
                <text:p>21.4473186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.70850222">
                <text:p>25.70850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45194118">
                <text:p>18.4519411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.94120453">
                <text:p>20.941204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4.39171545">
                <text:p>34.391715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.66357729">
                <text:p>23.6635772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4.8632042">
                <text:p>24.86320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.2840945">
                <text:p>28.28409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.64490228">
                <text:p>35.644902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.50238841">
                <text:p>39.50238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18cm" svg:height="7.071cm" xlink:href=".." xlink:type="simple" chart:class="chart:bar" chart:style-name="ch1">
        <chart:legend chart:legend-position="end" svg:x="11.719cm" svg:y="3.236cm" style:legend-expansion="high" chart:style-name="ch2"/>
        <chart:plot-area chart:style-name="ch3" table:cell-range-address="Tabelle1.D2:Tabelle1.D18 Tabelle1.G1:Tabelle1.G18" chart:data-source-has-labels="both" svg:x="0.724cm" svg:y="0.699cm" svg:width="10.447cm" svg:height="5.811cm">
          <chartooo:coordinate-region svg:x="1.531cm" svg:y="0.898cm" svg:width="9.64cm" svg:height="4.965cm"/>
          <chart:axis chart:dimension="x" chart:name="primary-x" chart:style-name="ch4" chartooo:axis-type="auto">
            <chartooo:date-scale/>
            <chart:categories table:cell-range-address="Tabelle1.D2:Tabelle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G2:Tabelle1.G18" chart:label-cell-address="Tabelle1.G1:Tabelle1.G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D2:Tabelle1.D18</svg:desc>
                </draw:g>
              </table:table-cell>
              <table:table-cell office:value-type="float" office:value="144.1">
                <text:p>144.1</text:p>
                <draw:g>
                  <svg:desc>Tabelle1.G2:Tabelle1.G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9.18">
                <text:p>49.1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9.46">
                <text:p>29.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.13">
                <text:p>10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Tabelle1.D36:Tabelle1.D52 Tabelle1.I1:Tabelle1.I1 Tabelle1.I36:Tabelle1.I52" chart:data-source-has-labels="both" svg:x="0.77cm" svg:y="0.855cm" svg:width="12.882cm" svg:height="7.545cm">
          <chartooo:coordinate-region svg:x="2.053cm" svg:y="1.054cm" svg:width="11.599cm" svg:height="6.699cm"/>
          <chart:axis chart:dimension="x" chart:name="primary-x" chart:style-name="ch4" chartooo:axis-type="auto">
            <chartooo:date-scale/>
            <chart:categories table:cell-range-address="Tabelle1.D36:Tabelle1.D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36:Tabelle1.I52" chart:label-cell-address="Tabelle1.I1:Tabelle1.I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p/s</text:p>
                <draw:g>
                  <svg:desc>Tabelle1.I1:Tabelle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D36:Tabelle1.D52</svg:desc>
                </draw:g>
              </table:table-cell>
              <table:table-cell office:value-type="float" office:value="2.77582647">
                <text:p>2.77582647</text:p>
                <draw:g>
                  <svg:desc>Tabelle1.I36:Tabelle1.I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36554895">
                <text:p>5.3655489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43061435">
                <text:p>6.430614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43280494">
                <text:p>8.432804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.42210425">
                <text:p>21.422104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.93612611">
                <text:p>24.936126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.63213584">
                <text:p>53.632135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3.1219451">
                <text:p>73.121945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4.92188457">
                <text:p>74.9218845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7.78047201">
                <text:p>77.780472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2.2040337">
                <text:p>92.204033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95.9192474">
                <text:p>95.919247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9.95614424">
                <text:p>99.956144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9.68716444">
                <text:p>89.687164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8.94800967">
                <text:p>88.9480096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86.10505506">
                <text:p>86.1050550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86.37040466">
                <text:p>86.370404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